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codeforces.com/contest/342/problem/E<text:line-break/>https://www.hackerrank.com/challenges/bst-maintenance/problem<text:line-break/>https://codeforces.com/contest/321/problem/C<text:line-break/><text:line-break/>https://codeforces.com/contest/161/problem/D<text:line-break/><text:line-break/>https://codeforces.com/contest/766/problem/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10T03:04:05.030000000</dc:date>
    <meta:editing-duration>PT44S</meta:editing-duration>
    <meta:editing-cycles>1</meta:editing-cycles>
    <meta:document-statistic meta:table-count="0" meta:image-count="0" meta:object-count="0" meta:page-count="1" meta:paragraph-count="1" meta:word-count="5" meta:character-count="243" meta:non-whitespace-character-count="237"/>
  </office:meta>
</office:document-meta>
</file>